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3800002EA700000C71BFBDA01E.svm"/>
  <manifest:file-entry manifest:media-type="" manifest:full-path="Pictures/200000420000324000000C68AAB29E47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2" svg:font-family="Tahoma"/>
    <style:font-face style:name="Times New Roman1" svg:font-family="'Times New Roman'" style:font-family-generic="roman"/>
    <style:font-face style:name="Tahoma" svg:font-family="Tahoma" style:font-family-generic="swiss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 style:list-style-name="L2"/>
    <style:style style:name="P4" style:family="paragraph" style:parent-style-name="Standard" style:list-style-name="L3"/>
    <style:style style:name="P5" style:family="paragraph" style:parent-style-name="Standard" style:list-style-name="L4"/>
    <style:style style:name="P6" style:family="paragraph" style:parent-style-name="Standard" style:list-style-name="L5"/>
    <style:style style:name="P7" style:family="paragraph" style:parent-style-name="Standard" style:list-style-name="L6"/>
    <style:style style:name="P8" style:family="paragraph" style:parent-style-name="Standard">
      <style:text-properties fo:font-weight="normal" style:font-weight-asian="normal" style:font-weight-complex="normal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Times New Roman1"/>
    </style:style>
    <style:style style:name="T4" style:family="text">
      <style:text-properties style:font-name="Times New Roman1" style:font-name-asian="Times New Roman1" style:font-name-complex="Times New Roman1"/>
    </style:style>
    <style:style style:name="T5" style:family="text">
      <style:text-properties style:font-name="Times New Roman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horizontal-pos="center" style:horizontal-rel="paragraph" fo:background-color="#0000ff" style:background-transparency="0%" style:mirror="none" fo:clip="rect(0cm, 0cm, 0cm, 0cm)" draw:luminance="0%" draw:contrast="0%" draw:red="0%" draw:green="0%" draw:blue="5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horizontal-pos="center" style:horizontal-rel="paragraph" fo:background-color="#0000ff" style:background-transparency="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ogramovací jazyky můžeme dělit podle způsobu výpočtu na:</text:p>
      <text:p text:style-name="P8"><text:span text:style-name="T8">imperativní</text:span> – (přesný popis toho co se má vykonat) a <text:span text:style-name="T8">deklarativní</text:span> – (požaduje pouze co se má vykonat (jak se to udělá už je ponecháno na interpreteru))</text:p>
      <text:p text:style-name="P8"/>
      <text:p text:style-name="P8">jednotlivé způsoby obsahují různá paradigmata(funkcionální, logické, OO), která lze různě kombinovat např je možné použít logické programování a OO nebo do OO zavádět funkcionální pradigma (Java 8 a lambda abstrakce)</text:p>
      <text:p text:style-name="P2"/>
      <text:p text:style-name="P2">Imperativní paradigma</text:p>
      <text:list xml:id="list3339979699467509791" text:style-name="L4">
        <text:list-item>
          <text:p text:style-name="P5">Nestrukturované</text:p>
          <text:list>
            <text:list-item>
              <text:p text:style-name="P5">skoky realizovány pomocí GOTO, všechny řádky byly číslované a bylo třeba používat čísla řádků – později se zavedly návěští</text:p>
            </text:list-item>
            <text:list-item>
              <text:p text:style-name="P5">data reprezentovány přímo, možnost používat pouze základní proměnné, neexistují typy</text:p>
            </text:list-item>
            <text:list-item>
              <text:p text:style-name="P5"><text:s/>FORTRAN, COBOL</text:p>
            </text:list-item>
          </text:list>
        </text:list-item>
        <text:list-item>
          <text:p text:style-name="P5">Strukturované</text:p>
          <text:list>
            <text:list-item>
              <text:p text:style-name="P5">zavádění komplikovanějších struktur, jak programovacích tak data</text:p>
            </text:list-item>
            <text:list-item>
              <text:p text:style-name="P5">zavádění složitejších typů</text:p>
            </text:list-item>
            <text:list-item>
              <text:p text:style-name="P5">skoky řešeny pomocí cyklů a podmínkových proměnných</text:p>
            </text:list-item>
            <text:list-item>
              <text:p text:style-name="P5">C, Pascal</text:p>
            </text:list-item>
          </text:list>
        </text:list-item>
        <text:list-item>
          <text:p text:style-name="P5">dá se optimalizovat pro konkrétní HW a dosáhnout tak lepšího výkonu</text:p>
        </text:list-item>
      </text:list>
      <text:p text:style-name="Standard"/>
      <text:p text:style-name="P2">Deklarativní paradigma (interpretované)</text:p>
      <text:list xml:id="list4987380910788404306" text:style-name="L2">
        <text:list-item>
          <text:p text:style-name="P3">programování aplikací pomocí definic <text:span text:style-name="T1">co se má udělat</text:span> a ne <text:span text:style-name="T1">jak se to má udělat</text:span>. Opakem tohoto principu je <text:a xlink:type="simple" xlink:href="http://cs.wikipedia.org/wiki/Imperativní_programování">imperativní programování</text:a> popisující jednotlivé úkony pomocí <text:a xlink:type="simple" xlink:href="http://cs.wikipedia.org/wiki/Algoritmus">algoritmů</text:a>.</text:p>
        </text:list-item>
        <text:list-item>
          <text:p text:style-name="P3">(zjednodušeně) obsahují algoritmy, kterými se dosáhne chtěný cíl, zatímco deklarativní jazyky specifikují cíl a algoritmizace je ponechána programu (interpretu) daného jazyka.</text:p>
        </text:list-item>
        <text:list-item>
          <text:p text:style-name="P3">O konkrétní způsob prevedení výpočtu se stará <text:span text:style-name="T2">interpret</text:span></text:p>
        </text:list-item>
      </text:list>
      <text:p text:style-name="Standard"/>
      <text:list xml:id="list5059186431037661686" text:style-name="L1">
        <text:list-item>
          <text:p text:style-name="P1">snaží se programátora ušetřit vytváření chyb, které běžně vznikají při tvorbě v imperativních jazycích. -&gt; Např globální proměnné </text:p>
        </text:list-item>
        <text:list-item>
          <text:p text:style-name="P1">téměř nepoužívají proměnné -&gt; <text:s/>hodnoty se nejčastěji předávají ve formě návratové hodnoty určité funkce.</text:p>
        </text:list-item>
        <text:list-item>
          <text:p text:style-name="P1">neobsahují cykluy typu do-while nebo for. Vše je řešeno pomocí <text:a xlink:type="simple" xlink:href="http://cs.wikipedia.org/wiki/Rekurze"><text:span text:style-name="T2">rekurze</text:span></text:a>.</text:p>
        </text:list-item>
        <text:list-item>
          <text:p text:style-name="P1">Prolog, SQL</text:p>
          <text:p text:style-name="P1"/>
        </text:list-item>
      </text:list>
      <text:p text:style-name="P2">Funkcionální programování</text:p>
      <text:list xml:id="list3278926721897890455" text:style-name="L5">
        <text:list-item>
          <text:p text:style-name="P6">deklarativní programovací paradigma, které chápe výpočet jako vyhodnocení matematických funkcí</text:p>
        </text:list-item>
        <text:list-item>
          <text:p text:style-name="P6">založeno na zápisu programu ve formě výrazu</text:p>
        </text:list-item>
        <text:list-item>
          <text:p text:style-name="P6">výpočet se provádím zjednodušováním výrazu až do doby kdy už to dále nejde</text:p>
        </text:list-item>
        <text:list-item>
          <text:p text:style-name="P6">slabě typovaný (typy jsou odvozovány až při výpočtu) – ale lze typovat přímo</text:p>
        </text:list-item>
        <text:list-item>
          <text:p text:style-name="P6">používá <text:span text:style-name="T2">lambda kalkul</text:span></text:p>
          <text:list>
            <text:list-item>
              <text:p text:style-name="P6">je formální systém pro studium funkcí a rekurze</text:p>
            </text:list-item>
            <text:list-item>
              <text:p text:style-name="P6">každý výraz popisuje funkci jednoho argumentu, jejímž výsledkem je opět funkce jednoho argumentu </text:p>
            </text:list-item>
            <text:list-item>
              <text:p text:style-name="P6"><text:s/>příklad f(x) = x + 2. -&gt; <text:s/>λ x. x + 2 <text:s/>-&gt; (aplikace na číslo 3) -&gt; ( λ x. X + 2) 3 <text:line-break/>[f x y = (f x) y]</text:p>
            </text:list-item>
            <text:list-item>
              <text:p text:style-name="P6">používá se i <text:span text:style-name="T2">lambda abstrakce</text:span></text:p>
              <text:list>
                <text:list-item>
                  <text:p text:style-name="P6">jsou to "bezejmenné funkce"</text:p>
                </text:list-item>
                <text:list-item>
                  <text:p text:style-name="P6">jedná se o zjednodušení zápisu funkce kde funkci f x = E lze zapsat jako <text:s/>λ x-&gt;E v <text:soft-page-break/>Haskellu \x -&gt; E <text:s/>(E je libovolný výraz na pravé straně)</text:p>
                </text:list-item>
              </text:list>
            </text:list-item>
          </text:list>
        </text:list-item>
        <text:list-item>
          <text:p text:style-name="P6">Lisp, Haskell</text:p>
        </text:list-item>
        <text:list-item>
          <text:p text:style-name="P6">využívá se rekurze</text:p>
        </text:list-item>
        <text:list-item>
          <text:p text:style-name="P6">neobsahuje globální proměnné, přiřazení do proměnných, všechno jsou (unární, binární...) funkce</text:p>
        </text:list-item>
      </text:list>
      <text:p text:style-name="Standard"/>
      <text:p text:style-name="P2">Logické programování</text:p>
      <text:list xml:id="list7968360784402391790" text:style-name="L6">
        <text:list-item>
          <text:p text:style-name="P7">Založen na predikátové logice prvního řádu (PL vyšších řádů dovolují kvantifikovat predikáty a dovolují aby predokát jako argument bral jeden a více predikátů)</text:p>
        </text:list-item>
        <text:list-item>
          <text:p text:style-name="P7">založeno na SLD rezoluci (postaveno na principu kdy z množiny Q plyne <text:span text:style-name="T3">φ</text:span><text:span text:style-name="T5"> (Q </text:span><text:span text:style-name="T4">├ φ), právě když množ {Q a !φ} je nesplnitelná -&gt; výsledkem je prázdná klauzule. Tímto dosáhneme spor a původní tvrzení φ je dokázáno)</text:span></text:p>
        </text:list-item>
        <text:list-item>
          <text:p text:style-name="P7"><text:span text:style-name="T4">používá SLD stromy – reprezentace (všech možných) výpočtu pomocí SLD rezoluce</text:span></text:p>
          <text:list>
            <text:list-item>
              <text:p text:style-name="P7"><text:span text:style-name="T4">prolog používá (levé) procházení do hloubky (jde po nejlevější větvi a zanořuje se do hloubky, pokud skončí neúspěchem vrací se a zkoouší další větev)</text:span></text:p>
            </text:list-item>
          </text:list>
        </text:list-item>
        <text:list-item>
          <text:p text:style-name="P7">Hornovy klauzule – klauzule (disjunkce literálů), která obsahuje nejvýše jeden pozitivní literál</text:p>
          <text:list>
            <text:list-item>
              <text:p text:style-name="P7">Příklad<text:line-break/>!p v !q v ... v !t v u <text:s/>lze zapsat taky jako implikaci (!p v !q v ... v !t) =&gt; <text:s/>u<text:line-break/>v prologu: (u :- p, q, ..., t)</text:p>
            </text:list-item>
          </text:list>
        </text:list-item>
        <text:list-item>
          <text:p text:style-name="P7">používá rekurzi</text:p>
        </text:list-item>
        <text:list-item>
          <text:p text:style-name="P7">Skládá se z:</text:p>
          <text:list>
            <text:list-item>
              <text:p text:style-name="P7"><text:span text:style-name="T2">faktů</text:span>:<text:tab/>divka (monika), rodic (tom, pavel)</text:p>
            </text:list-item>
            <text:list-item>
              <text:p text:style-name="P7"><text:span text:style-name="T2">pravidel</text:span>: <text:s/>syn (A, B) :- rodic(B, A), muz(A).</text:p>
            </text:list-item>
            <text:list-item>
              <text:p text:style-name="P7"><text:span text:style-name="T2">cíle (dotazu)</text:span>: ?- rodic (X,petr).</text:p>
              <text:list>
                <text:list-item>
                  <text:p text:style-name="P7"><text:span text:style-name="T6">(dotaz na dokazatelnost faktu)</text:span>: <text:tab/>?- divka(monika) <text:span text:style-name="T6"><text:line-break/><text:tab/><text:tab/><text:tab/><text:tab/><text:tab/> y</text:span><text:span text:style-name="T7">es</text:span></text:p>
                </text:list-item>
                <text:list-item>
                  <text:p text:style-name="P7"><text:span text:style-name="T7">(dotaz na všechny objekty, o kterých je známo, že jsou dívky): <text:tab/>?- divka(X)<text:line-break/><text:tab/><text:tab/><text:tab/><text:tab/><text:tab/><text:tab/><text:tab/><text:tab/><text:tab/>X=monika;<text:line-break/><text:tab/><text:tab/><text:tab/><text:tab/><text:tab/><text:tab/><text:tab/><text:tab/><text:tab/>no.</text:span></text:p>
                </text:list-item>
              </text:list>
            </text:list-item>
          </text:list>
        </text:list-item>
        <text:list-item>
          <text:p text:style-name="P7">vhodné k řešení problémů týkajících se vztahů mezi objekty</text:p>
        </text:list-item>
        <text:list-item>
          <text:p text:style-name="P7">využití v <text:span text:style-name="T2">umělé inteligenci</text:span> a <text:span text:style-name="T2">počítačové linguistice</text:span></text:p>
        </text:list-item>
      </text:list>
      <text:p text:style-name="Standard"/>
      <text:p text:style-name="Standard"><text:span text:style-name="T2">Programování s omezujícími podmínkami</text:span> (http://ww2.cs.mu.oz.au/~pjs/book/course.html)</text:p>
      <text:list xml:id="list1027714706842099233" text:style-name="L3">
        <text:list-item>
          <text:p text:style-name="P4">Nepíše se program, pouze podmínky a následně se testuje splnitelnost, podobné jako v logickém programování</text:p>
        </text:list-item>
        <text:list-item>
          <text:p text:style-name="P4">Pro řešení problémů zavádí <text:span text:style-name="T2">domény</text:span></text:p>
        </text:list-item>
        <text:list-item>
          <text:p text:style-name="P4">můžou bát kombinovány s jinými jazyky (např logické programování s CP, zavádí domény hodnot místo prostých výčtů)</text:p>
        </text:list-item>
        <text:list-item>
          <text:p text:style-name="P4">zapíšou se podmínky (constraint) ( X&gt;=4, X + 2Y = 9) které se skládají z:</text:p>
          <text:list>
            <text:list-item>
              <text:p text:style-name="P4">proměnných – kontejnery hodnot (X, Y, L3, List, ...)</text:p>
            </text:list-item>
            <text:list-item>
              <text:p text:style-name="P4">funkčních symbolů - mapuje hodnoty na hodnoty (+, -, x, sin, cos, ||, ..)</text:p>
            </text:list-item>
            <text:list-item>
              <text:p text:style-name="P4">relačních symbolů – relace mezi hodnotami (=, &lt;=, !=, ...)</text:p>
            </text:list-item>
          </text:list>
        </text:list-item>
        <text:list-item>
          <text:p text:style-name="P4">Valuace, přiřazení hodnot proměnným</text:p>
          <text:list>
            <text:list-header>
              <text:p text:style-name="P4"><draw:frame draw:style-name="fr1" draw:name="obrázky1" text:anchor-type="paragraph" svg:width="7.078cm" svg:height="1.75cm" draw:z-index="0"><draw:image xlink:href="Pictures/200000420000324000000C68AAB29E47.svm" xlink:type="simple" xlink:show="embed" xlink:actuate="onLoad"/></draw:frame></text:p>
            </text:list-header>
          </text:list>
        </text:list-item>
        <text:list-item>
          <text:p text:style-name="P4">řešení – Valuace, která vyhovuje podmínkám (constraint)</text:p>
        </text:list-item>
        <text:list-item>
          <text:p text:style-name="P4"><draw:frame draw:style-name="fr2" draw:name="obrázky2" text:anchor-type="paragraph" svg:width="7.786cm" svg:height="2.078cm" draw:z-index="1"><draw:image xlink:href="Pictures/2000003800002EA700000C71BFBDA01E.svm" xlink:type="simple" xlink:show="embed" xlink:actuate="onLoad"/></draw:frame><text:soft-page-break/>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2" svg:font-family="Tahoma"/>
    <style:font-face style:name="Times New Roman1" svg:font-family="'Times New Roman'" style:font-family-generic="roman"/>
    <style:font-face style:name="Tahoma" svg:font-family="Tahoma" style:font-family-generic="swiss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H29M43S</meta:editing-duration>
    <meta:editing-cycles>29</meta:editing-cycles>
    <meta:generator>OpenOffice/4.0.1$Win32 OpenOffice.org_project/401m5$Build-9714</meta:generator>
    <dc:date>2014-06-15T15:26:26.29</dc:date>
    <dc:creator>Martin </dc:creator>
    <meta:document-statistic meta:table-count="0" meta:image-count="2" meta:object-count="0" meta:page-count="3" meta:paragraph-count="63" meta:word-count="748" meta:character-count="4562"/>
    <meta:user-defined meta:name="Info 1"/>
    <meta:user-defined meta:name="Info 2"/>
    <meta:user-defined meta:name="Info 3"/>
    <meta:user-defined meta:name="Info 4"/>
  </office:meta>
</office:document-meta>
</file>